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DIP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DRRIP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 table:number-columns-spanned="3" table:number-rows-spanned="1">
            <text:p>IP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iss rat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P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iss rate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DIP</text:p>
          </table:table-cell>
          <table:table-cell office:value-type="string" calcext:value-type="string">
            <text:p>BIP</text:p>
          </table:table-cell>
          <table:table-cell office:value-type="string" calcext:value-type="string">
            <text:p>LRU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BIP</text:p>
          </table:table-cell>
          <table:table-cell office:value-type="string" calcext:value-type="string">
            <text:p>LRU</text:p>
          </table:table-cell>
          <table:table-cell office:value-type="string" calcext:value-type="string">
            <text:p>DRRIP</text:p>
          </table:table-cell>
          <table:table-cell office:value-type="string" calcext:value-type="string">
            <text:p>RRIP</text:p>
          </table:table-cell>
          <table:table-cell office:value-type="string" calcext:value-type="string">
            <text:p>BRRIP</text:p>
          </table:table-cell>
          <table:table-cell office:value-type="string" calcext:value-type="string">
            <text:p>DRRIP</text:p>
          </table:table-cell>
          <table:table-cell office:value-type="string" calcext:value-type="string">
            <text:p>RRIP</text:p>
          </table:table-cell>
          <table:table-cell office:value-type="string" calcext:value-type="string">
            <text:p>BRRIP</text:p>
          </table:table-cell>
        </table:table-row>
        <table:table-row table:style-name="ro1">
          <table:table-cell office:value-type="string" calcext:value-type="string">
            <text:p>bzip</text:p>
          </table:table-cell>
          <table:table-cell office:value-type="float" office:value="0.980017" calcext:value-type="float">
            <text:p>0.980017</text:p>
          </table:table-cell>
          <table:table-cell office:value-type="float" office:value="0.974526" calcext:value-type="float">
            <text:p>0.974526</text:p>
          </table:table-cell>
          <table:table-cell office:value-type="float" office:value="0.980017" calcext:value-type="float">
            <text:p>0.980017</text:p>
          </table:table-cell>
          <table:table-cell office:value-type="float" office:value="0.309673" calcext:value-type="float">
            <text:p>0.309673</text:p>
          </table:table-cell>
          <table:table-cell office:value-type="float" office:value="0.314084" calcext:value-type="float">
            <text:p>0.314084</text:p>
          </table:table-cell>
          <table:table-cell office:value-type="float" office:value="0.309525" calcext:value-type="float">
            <text:p>0.309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m</text:p>
          </table:table-cell>
          <table:table-cell office:value-type="float" office:value="0.524487" calcext:value-type="float">
            <text:p>0.524487</text:p>
          </table:table-cell>
          <table:table-cell office:value-type="float" office:value="0.524408" calcext:value-type="float">
            <text:p>0.524408</text:p>
          </table:table-cell>
          <table:table-cell office:value-type="float" office:value="0.524487" calcext:value-type="float">
            <text:p>0.524487</text:p>
          </table:table-cell>
          <table:table-cell office:value-type="float" office:value="0.600287" calcext:value-type="float">
            <text:p>0.600287</text:p>
          </table:table-cell>
          <table:table-cell office:value-type="float" office:value="0.600294" calcext:value-type="float">
            <text:p>0.600294</text:p>
          </table:table-cell>
          <table:table-cell office:value-type="float" office:value="0.600287" calcext:value-type="float">
            <text:p>0.600287</text:p>
          </table:table-cell>
          <table:table-cell office:value-type="float" office:value="0.517818" calcext:value-type="float">
            <text:p>0.517818</text:p>
          </table:table-cell>
          <table:table-cell office:value-type="float" office:value="0.517677" calcext:value-type="float">
            <text:p>0.517677</text:p>
          </table:table-cell>
          <table:table-cell office:value-type="float" office:value="0.517684" calcext:value-type="float">
            <text:p>0.517684</text:p>
          </table:table-cell>
          <table:table-cell office:value-type="float" office:value="0.600364" calcext:value-type="float">
            <text:p>0.600364</text:p>
          </table:table-cell>
          <table:table-cell office:value-type="float" office:value="0.60034" calcext:value-type="float">
            <text:p>0.60034</text:p>
          </table:table-cell>
          <table:table-cell office:value-type="float" office:value="0.600372" calcext:value-type="float">
            <text:p>0.600372</text:p>
          </table:table-cell>
        </table:table-row>
        <table:table-row table:style-name="ro1">
          <table:table-cell office:value-type="string" calcext:value-type="string">
            <text:p>mcf</text:p>
          </table:table-cell>
          <table:table-cell office:value-type="float" office:value="0.353278" calcext:value-type="float">
            <text:p>0.353278</text:p>
          </table:table-cell>
          <table:table-cell office:value-type="float" office:value="0.352398" calcext:value-type="float">
            <text:p>0.352398</text:p>
          </table:table-cell>
          <table:table-cell office:value-type="float" office:value="0.353366" calcext:value-type="float">
            <text:p>0.353366</text:p>
          </table:table-cell>
          <table:table-cell office:value-type="float" office:value="0.812134" calcext:value-type="float">
            <text:p>0.812134</text:p>
          </table:table-cell>
          <table:table-cell office:value-type="float" office:value="0.817312" calcext:value-type="float">
            <text:p>0.817312</text:p>
          </table:table-cell>
          <table:table-cell office:value-type="float" office:value="0.811958" calcext:value-type="float">
            <text:p>0.811958</text:p>
          </table:table-cell>
          <table:table-cell office:value-type="float" office:value="0.083506" calcext:value-type="float">
            <text:p>0.083506</text:p>
          </table:table-cell>
          <table:table-cell office:value-type="float" office:value="0.083429" calcext:value-type="float">
            <text:p>0.083429</text:p>
          </table:table-cell>
          <table:table-cell office:value-type="float" office:value="0.083331" calcext:value-type="float">
            <text:p>0.083331</text:p>
          </table:table-cell>
          <table:table-cell office:value-type="float" office:value="0.634807" calcext:value-type="float">
            <text:p>0.634807</text:p>
          </table:table-cell>
          <table:table-cell office:value-type="float" office:value="0.626655" calcext:value-type="float">
            <text:p>0.626655</text:p>
          </table:table-cell>
          <table:table-cell office:value-type="float" office:value="0.645521" calcext:value-type="float">
            <text:p>0.645521</text:p>
          </table:table-cell>
        </table:table-row>
        <table:table-row table:style-name="ro1">
          <table:table-cell office:value-type="string" calcext:value-type="string">
            <text:p>namd</text:p>
          </table:table-cell>
          <table:table-cell office:value-type="float" office:value="1.241027" calcext:value-type="float">
            <text:p>1.241027</text:p>
          </table:table-cell>
          <table:table-cell office:value-type="float" office:value="1.240995" calcext:value-type="float">
            <text:p>1.240995</text:p>
          </table:table-cell>
          <table:table-cell office:value-type="float" office:value="1.241018" calcext:value-type="float">
            <text:p>1.241018</text:p>
          </table:table-cell>
          <table:table-cell office:value-type="float" office:value="0.058015" calcext:value-type="float">
            <text:p>0.058015</text:p>
          </table:table-cell>
          <table:table-cell office:value-type="float" office:value="0.058025" calcext:value-type="float">
            <text:p>0.058025</text:p>
          </table:table-cell>
          <table:table-cell office:value-type="float" office:value="0.058015" calcext:value-type="float">
            <text:p>0.058015</text:p>
          </table:table-cell>
          <table:table-cell office:value-type="float" office:value="1.241025" calcext:value-type="float">
            <text:p>1.241025</text:p>
          </table:table-cell>
          <table:table-cell office:value-type="float" office:value="1.240995" calcext:value-type="float">
            <text:p>1.240995</text:p>
          </table:table-cell>
          <table:table-cell office:value-type="float" office:value="1.240986" calcext:value-type="float">
            <text:p>1.240986</text:p>
          </table:table-cell>
          <table:table-cell office:value-type="float" office:value="0.058017" calcext:value-type="float">
            <text:p>0.058017</text:p>
          </table:table-cell>
          <table:table-cell office:value-type="float" office:value="0.058015" calcext:value-type="float">
            <text:p>0.058015</text:p>
          </table:table-cell>
          <table:table-cell office:value-type="float" office:value="0.058031" calcext:value-type="float">
            <text:p>0.058031</text:p>
          </table:table-cell>
        </table:table-row>
        <table:table-row table:style-name="ro1">
          <table:table-cell office:value-type="string" calcext:value-type="string">
            <text:p>soplex</text:p>
          </table:table-cell>
          <table:table-cell office:value-type="float" office:value="0.571451" calcext:value-type="float">
            <text:p>0.571451</text:p>
          </table:table-cell>
          <table:table-cell office:value-type="float" office:value="0.56993" calcext:value-type="float">
            <text:p>0.56993</text:p>
          </table:table-cell>
          <table:table-cell office:value-type="float" office:value="0.571543" calcext:value-type="float">
            <text:p>0.571543</text:p>
          </table:table-cell>
          <table:table-cell office:value-type="float" office:value="0.290337" calcext:value-type="float">
            <text:p>0.290337</text:p>
          </table:table-cell>
          <table:table-cell office:value-type="float" office:value="0.291987" calcext:value-type="float">
            <text:p>0.291987</text:p>
          </table:table-cell>
          <table:table-cell office:value-type="float" office:value="0.290229" calcext:value-type="float">
            <text:p>0.290229</text:p>
          </table:table-cell>
          <table:table-cell office:value-type="float" office:value="0.572715" calcext:value-type="float">
            <text:p>0.572715</text:p>
          </table:table-cell>
          <table:table-cell office:value-type="float" office:value="0.572837" calcext:value-type="float">
            <text:p>0.572837</text:p>
          </table:table-cell>
          <table:table-cell office:value-type="float" office:value="0.57124" calcext:value-type="float">
            <text:p>0.57124</text:p>
          </table:table-cell>
          <table:table-cell office:value-type="float" office:value="0.287768" calcext:value-type="float">
            <text:p>0.287768</text:p>
          </table:table-cell>
          <table:table-cell office:value-type="float" office:value="0.28771" calcext:value-type="float">
            <text:p>0.28771</text:p>
          </table:table-cell>
          <table:table-cell office:value-type="float" office:value="0.289495" calcext:value-type="float">
            <text:p>0.289495</text:p>
          </table:table-cell>
        </table:table-row>
        <table:table-row table:style-name="ro1">
          <table:table-cell office:value-type="string" calcext:value-type="string">
            <text:p>sjeng</text:p>
          </table:table-cell>
          <table:table-cell office:value-type="float" office:value="1.261121" calcext:value-type="float">
            <text:p>1.261121</text:p>
          </table:table-cell>
          <table:table-cell office:value-type="float" office:value="1.260881" calcext:value-type="float">
            <text:p>1.260881</text:p>
          </table:table-cell>
          <table:table-cell office:value-type="float" office:value="1.261181" calcext:value-type="float">
            <text:p>1.261181</text:p>
          </table:table-cell>
          <table:table-cell office:value-type="float" office:value="0.035047" calcext:value-type="float">
            <text:p>0.035047</text:p>
          </table:table-cell>
          <table:table-cell office:value-type="float" office:value="0.035266" calcext:value-type="float">
            <text:p>0.035266</text:p>
          </table:table-cell>
          <table:table-cell office:value-type="float" office:value="0.035044" calcext:value-type="float">
            <text:p>0.035044</text:p>
          </table:table-cell>
          <table:table-cell office:value-type="float" office:value="1.260881" calcext:value-type="float">
            <text:p>1.260881</text:p>
          </table:table-cell>
          <table:table-cell office:value-type="float" office:value="1.260834" calcext:value-type="float">
            <text:p>1.260834</text:p>
          </table:table-cell>
          <table:table-cell office:value-type="float" office:value="1.26068" calcext:value-type="float">
            <text:p>1.26068</text:p>
          </table:table-cell>
          <table:table-cell table:number-columns-repeated="2" office:value-type="float" office:value="0.035278" calcext:value-type="float">
            <text:p>0.035278</text:p>
          </table:table-cell>
          <table:table-cell office:value-type="float" office:value="0.035389" calcext:value-type="float">
            <text:p>0.035389</text:p>
          </table:table-cell>
        </table:table-row>
        <table:table-row table:style-name="ro1">
          <table:table-cell office:value-type="string" calcext:value-type="string">
            <text:p>cactusADM</text:p>
          </table:table-cell>
          <table:table-cell table:number-columns-repeated="6"/>
          <table:table-cell office:value-type="float" office:value="1.521731" calcext:value-type="float">
            <text:p>1.521731</text:p>
          </table:table-cell>
          <table:table-cell office:value-type="float" office:value="1.522408" calcext:value-type="float">
            <text:p>1.522408</text:p>
          </table:table-cell>
          <table:table-cell office:value-type="float" office:value="1.509597" calcext:value-type="float">
            <text:p>1.509597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93179" calcext:value-type="float">
            <text:p>0.093179</text:p>
          </table:table-cell>
          <table:table-cell office:value-type="float" office:value="0.09385" calcext:value-type="float">
            <text:p>0.0938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([.B4]-[.C4])*100/[.C4]" office:value-type="float" office:value="0.563453412222959" calcext:value-type="float">
            <text:p>0.563453412222959</text:p>
          </table:table-cell>
          <table:table-cell/>
          <table:table-cell table:formula="of:=([.D4]-[.C4])*100/[.C4]" office:value-type="float" office:value="0.563453412222959" calcext:value-type="float">
            <text:p>0.563453412222959</text:p>
          </table:table-cell>
          <table:table-cell table:formula="of:=([.F4]-[.E4])*100/[.F4]" office:value-type="float" office:value="1.40440137033405" calcext:value-type="float">
            <text:p>1.40440137033405</text:p>
          </table:table-cell>
          <table:table-cell/>
          <table:table-cell table:formula="of:=([.F4]-[.G4])*100/[.F4]" office:value-type="float" office:value="1.45152252263725" calcext:value-type="float">
            <text:p>1.45152252263725</text:p>
          </table:table-cell>
          <table:table-cell table:formula="of:=([.H5]-[.J5])*100/[.J5]" office:value-type="float" office:value="0.0258845164231613" calcext:value-type="float">
            <text:p>0.025884516423161</text:p>
          </table:table-cell>
          <table:table-cell table:formula="of:=([.I5]-[.J5])*100/[.J5]" office:value-type="float" office:value="-0.00135217623105587" calcext:value-type="float">
            <text:p>-0.001352176231056</text:p>
          </table:table-cell>
          <table:table-cell/>
          <table:table-cell table:formula="of:=([.M5]-[.K5])*100/[.M5]" office:value-type="float" office:value="0.00133250717888376" calcext:value-type="float">
            <text:p>0.001332507178884</text:p>
          </table:table-cell>
          <table:table-cell table:formula="of:=([.M5]-[.L5])*100/[.M5]" office:value-type="float" office:value="0.00533002871551654" calcext:value-type="float">
            <text:p>0.005330028715517</text:p>
          </table:table-cell>
          <table:table-cell/>
        </table:table-row>
        <table:table-row table:style-name="ro1">
          <table:table-cell/>
          <table:table-cell table:formula="of:=([.B5]-[.C5])*100/[.C5]" office:value-type="float" office:value="0.0150646061844862" calcext:value-type="float">
            <text:p>0.015064606184486</text:p>
          </table:table-cell>
          <table:table-cell/>
          <table:table-cell table:formula="of:=([.D5]-[.C5])*100/[.C5]" office:value-type="float" office:value="0.0150646061844862" calcext:value-type="float">
            <text:p>0.015064606184486</text:p>
          </table:table-cell>
          <table:table-cell table:formula="of:=([.F5]-[.E5])*100/[.F5]" office:value-type="float" office:value="0.00116609527997602" calcext:value-type="float">
            <text:p>0.001166095279976</text:p>
          </table:table-cell>
          <table:table-cell/>
          <table:table-cell table:formula="of:=([.F5]-[.G5])*100/[.F5]" office:value-type="float" office:value="0.00116609527997602" calcext:value-type="float">
            <text:p>0.001166095279976</text:p>
          </table:table-cell>
          <table:table-cell table:formula="of:=([.H6]-[.J6])*100/[.J6]" office:value-type="float" office:value="0.210005880164638" calcext:value-type="float">
            <text:p>0.210005880164638</text:p>
          </table:table-cell>
          <table:table-cell table:formula="of:=([.I6]-[.J6])*100/[.J6]" office:value-type="float" office:value="0.117603292892202" calcext:value-type="float">
            <text:p>0.117603292892202</text:p>
          </table:table-cell>
          <table:table-cell/>
          <table:table-cell table:formula="of:=([.M6]-[.K6])*100/[.M6]" office:value-type="float" office:value="1.65974460939303" calcext:value-type="float">
            <text:p>1.65974460939303</text:p>
          </table:table-cell>
          <table:table-cell table:formula="of:=([.M6]-[.L6])*100/[.M6]" office:value-type="float" office:value="2.92260050408895" calcext:value-type="float">
            <text:p>2.92260050408895</text:p>
          </table:table-cell>
          <table:table-cell/>
        </table:table-row>
        <table:table-row table:style-name="ro1">
          <table:table-cell/>
          <table:table-cell table:formula="of:=([.B6]-[.C6])*100/[.C6]" office:value-type="float" office:value="0.249717648794826" calcext:value-type="float">
            <text:p>0.249717648794826</text:p>
          </table:table-cell>
          <table:table-cell/>
          <table:table-cell table:formula="of:=([.D6]-[.C6])*100/[.C6]" office:value-type="float" office:value="0.274689413674303" calcext:value-type="float">
            <text:p>0.274689413674303</text:p>
          </table:table-cell>
          <table:table-cell table:formula="of:=([.F6]-[.E6])*100/[.F6]" office:value-type="float" office:value="0.633540190282293" calcext:value-type="float">
            <text:p>0.633540190282293</text:p>
          </table:table-cell>
          <table:table-cell/>
          <table:table-cell table:formula="of:=([.F6]-[.G6])*100/[.F6]" office:value-type="float" office:value="0.655074194432477" calcext:value-type="float">
            <text:p>0.655074194432477</text:p>
          </table:table-cell>
          <table:table-cell table:formula="of:=([.H7]-[.J7])*100/[.J7]" office:value-type="float" office:value="0.00314266236686975" calcext:value-type="float">
            <text:p>0.00314266236687</text:p>
          </table:table-cell>
          <table:table-cell table:formula="of:=([.I7]-[.J7])*100/[.J7]" office:value-type="float" office:value="0.000725229776979577" calcext:value-type="float">
            <text:p>0.00072522977698</text:p>
          </table:table-cell>
          <table:table-cell/>
          <table:table-cell table:formula="of:=([.M7]-[.K7])*100/[.M7]" office:value-type="float" office:value="0.0241250366183594" calcext:value-type="float">
            <text:p>0.024125036618359</text:p>
          </table:table-cell>
          <table:table-cell table:formula="of:=([.M7]-[.L7])*100/[.M7]" office:value-type="float" office:value="0.0275714704209855" calcext:value-type="float">
            <text:p>0.027571470420986</text:p>
          </table:table-cell>
          <table:table-cell/>
        </table:table-row>
        <table:table-row table:style-name="ro1">
          <table:table-cell/>
          <table:table-cell table:formula="of:=([.B7]-[.C7])*100/[.C7]" office:value-type="float" office:value="0.00257857606193498" calcext:value-type="float">
            <text:p>0.002578576061935</text:p>
          </table:table-cell>
          <table:table-cell/>
          <table:table-cell table:formula="of:=([.D7]-[.C7])*100/[.C7]" office:value-type="float" office:value="0.00185335154451744" calcext:value-type="float">
            <text:p>0.001853351544517</text:p>
          </table:table-cell>
          <table:table-cell table:formula="of:=([.F7]-[.E7])*100/[.F7]" office:value-type="float" office:value="0.0172339508832453" calcext:value-type="float">
            <text:p>0.017233950883245</text:p>
          </table:table-cell>
          <table:table-cell/>
          <table:table-cell table:formula="of:=([.F7]-[.G7])*100/[.F7]" office:value-type="float" office:value="0.0172339508832453" calcext:value-type="float">
            <text:p>0.017233950883245</text:p>
          </table:table-cell>
          <table:table-cell table:formula="of:=([.H8]-[.J8])*100/[.J8]" office:value-type="float" office:value="0.258210209369073" calcext:value-type="float">
            <text:p>0.258210209369073</text:p>
          </table:table-cell>
          <table:table-cell table:formula="of:=([.I8]-[.J8])*100/[.J8]" office:value-type="float" office:value="0.279567257194848" calcext:value-type="float">
            <text:p>0.279567257194848</text:p>
          </table:table-cell>
          <table:table-cell/>
          <table:table-cell table:formula="of:=([.M8]-[.K8])*100/[.M8]" office:value-type="float" office:value="0.596556071780181" calcext:value-type="float">
            <text:p>0.596556071780181</text:p>
          </table:table-cell>
          <table:table-cell table:formula="of:=([.M8]-[.L8])*100/[.M8]" office:value-type="float" office:value="0.616590960120203" calcext:value-type="float">
            <text:p>0.616590960120203</text:p>
          </table:table-cell>
          <table:table-cell/>
        </table:table-row>
        <table:table-row table:style-name="ro1">
          <table:table-cell/>
          <table:table-cell table:formula="of:=([.B8]-[.C8])*100/[.C8]" office:value-type="float" office:value="0.26687487937113" calcext:value-type="float">
            <text:p>0.26687487937113</text:p>
          </table:table-cell>
          <table:table-cell/>
          <table:table-cell table:formula="of:=([.D8]-[.C8])*100/[.C8]" office:value-type="float" office:value="0.283017212640144" calcext:value-type="float">
            <text:p>0.283017212640144</text:p>
          </table:table-cell>
          <table:table-cell table:formula="of:=([.F8]-[.E8])*100/[.F8]" office:value-type="float" office:value="0.565093651429682" calcext:value-type="float">
            <text:p>0.565093651429682</text:p>
          </table:table-cell>
          <table:table-cell/>
          <table:table-cell table:formula="of:=([.F8]-[.G8])*100/[.F8]" office:value-type="float" office:value="0.602081599523279" calcext:value-type="float">
            <text:p>0.602081599523279</text:p>
          </table:table-cell>
          <table:table-cell table:formula="of:=([.H9]-[.J9])*100/[.J9]" office:value-type="float" office:value="0.0159437763746467" calcext:value-type="float">
            <text:p>0.015943776374647</text:p>
          </table:table-cell>
          <table:table-cell table:formula="of:=([.I9]-[.J9])*100/[.J9]" office:value-type="float" office:value="0.0122156296601824" calcext:value-type="float">
            <text:p>0.012215629660182</text:p>
          </table:table-cell>
          <table:table-cell/>
          <table:table-cell table:formula="of:=([.M9]-[.K9])*100/[.M9]" office:value-type="float" office:value="0.313656786006951" calcext:value-type="float">
            <text:p>0.313656786006951</text:p>
          </table:table-cell>
          <table:table-cell table:formula="of:=([.M9]-[.L9])*100/[.M9]" office:value-type="float" office:value="0.313656786006951" calcext:value-type="float">
            <text:p>0.313656786006951</text:p>
          </table:table-cell>
          <table:table-cell/>
        </table:table-row>
        <table:table-row table:style-name="ro1">
          <table:table-cell/>
          <table:table-cell table:formula="of:=([.B9]-[.C9])*100/[.C9]" office:value-type="float" office:value="0.0190343101371198" calcext:value-type="float">
            <text:p>0.01903431013712</text:p>
          </table:table-cell>
          <table:table-cell/>
          <table:table-cell table:formula="of:=([.D9]-[.C9])*100/[.C9]" office:value-type="float" office:value="0.023792887671413" calcext:value-type="float">
            <text:p>0.023792887671413</text:p>
          </table:table-cell>
          <table:table-cell table:formula="of:=([.F9]-[.E9])*100/[.F9]" office:value-type="float" office:value="0.620994725798211" calcext:value-type="float">
            <text:p>0.620994725798211</text:p>
          </table:table-cell>
          <table:table-cell/>
          <table:table-cell table:formula="of:=([.F9]-[.G9])*100/[.F9]" office:value-type="float" office:value="0.629501502863948" calcext:value-type="float">
            <text:p>0.629501502863948</text:p>
          </table:table-cell>
          <table:table-cell table:formula="of:=([.H10]-[.J10])*100/[.J10]" office:value-type="float" office:value="0.803790680559122" calcext:value-type="float">
            <text:p>0.803790680559122</text:p>
          </table:table-cell>
          <table:table-cell table:formula="of:=([.I10]-[.J10])*100/[.J10]" office:value-type="float" office:value="0.848637086586693" calcext:value-type="float">
            <text:p>0.848637086586693</text:p>
          </table:table-cell>
          <table:table-cell/>
          <table:table-cell table:formula="of:=([.M10]-[.K10])*100/[.M10]" office:value-type="float" office:value="0.692594565796481" calcext:value-type="float">
            <text:p>0.692594565796481</text:p>
          </table:table-cell>
          <table:table-cell table:formula="of:=([.M10]-[.L10])*100/[.M10]" office:value-type="float" office:value="0.714970697922222" calcext:value-type="float">
            <text:p>0.7149706979222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1:12:12.303921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8:03:43.131440480</meta:creation-date>
    <dc:date>2019-12-04T19:47:15.083135698</dc:date>
    <meta:editing-duration>PT4H16M30S</meta:editing-duration>
    <meta:editing-cycles>5</meta:editing-cycles>
    <meta:generator>LibreOffice/6.0.7.3$Linux_X86_64 LibreOffice_project/00m0$Build-3</meta:generator>
    <meta:document-statistic meta:table-count="1" meta:cell-count="146" meta:object-count="0"/>
  </office:meta>
</office:document-meta>
</file>